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fc7f" officeooo:paragraph-rsid="001bfc7f"/>
    </style:style>
    <style:style style:name="P2" style:family="paragraph" style:parent-style-name="Standard">
      <style:paragraph-properties fo:text-align="center" style:justify-single-word="false"/>
      <style:text-properties officeooo:rsid="001bfc7f" officeooo:paragraph-rsid="001bfc7f"/>
    </style:style>
    <style:style style:name="P3" style:family="paragraph" style:parent-style-name="Standard">
      <style:text-properties officeooo:rsid="001cae12" officeooo:paragraph-rsid="001cae12"/>
    </style:style>
    <style:style style:name="P4" style:family="paragraph" style:parent-style-name="Standard">
      <style:text-properties officeooo:rsid="001cae12" officeooo:paragraph-rsid="001e266d"/>
    </style:style>
    <style:style style:name="P5" style:family="paragraph" style:parent-style-name="Standard">
      <style:text-properties officeooo:rsid="001e266d" officeooo:paragraph-rsid="001e266d"/>
    </style:style>
    <style:style style:name="P6" style:family="paragraph" style:parent-style-name="Standard">
      <style:text-properties officeooo:rsid="002009c1" officeooo:paragraph-rsid="002009c1"/>
    </style:style>
    <style:style style:name="P7" style:family="paragraph" style:parent-style-name="Standard">
      <style:text-properties officeooo:rsid="002158cf" officeooo:paragraph-rsid="002158cf"/>
    </style:style>
    <style:style style:name="P8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cae12"/>
    </style:style>
    <style:style style:name="T4" style:family="text">
      <style:text-properties officeooo:rsid="001cae12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e266d"/>
    </style:style>
    <style:style style:name="T8" style:family="text">
      <style:text-properties officeooo:rsid="001e266d"/>
    </style:style>
    <style:style style:name="T9" style:family="text">
      <style:text-properties officeooo:rsid="002009c1"/>
    </style:style>
    <style:style style:name="T10" style:family="text">
      <style:text-properties style:text-position="0% 100%"/>
    </style:style>
    <style:style style:name="T11" style:family="text">
      <style:text-properties officeooo:rsid="002158cf"/>
    </style:style>
    <style:style style:name="T12" style:family="text">
      <style:text-properties officeooo:rsid="00235192"/>
    </style:style>
    <style:style style:name="T13" style:family="text">
      <style:text-properties officeooo:rsid="0024c5c2"/>
    </style:style>
    <style:style style:name="T14" style:family="text">
      <style:text-properties officeooo:rsid="0026b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erting Formal Associations</text:p>
      <text:p text:style-name="P2">by Sven Nilsen, 2019</text:p>
      <text:p text:style-name="P1"/>
      <text:p text:style-name="P1">I a previous paper<text:span text:style-name="T6"><text:reference-ref text:reference-format="text" text:ref-name="3">[1]</text:reference-ref></text:span>, I showed that there are <text:span text:style-name="T1">formal</text:span> and <text:span text:style-name="T1">informal</text:span> associations. A formal association satisfies the assumptions of the core axiom of path semantics<text:span text:style-name="T6"><text:reference-ref text:reference-format="text" text:ref-name="4">[2]</text:reference-ref></text:span>, while an informal association is missing a non-circular assumption.</text:p>
      <text:p text:style-name="P1"/>
      <text:p text:style-name="P1">In a formal language used for theorem proving, we are implicitly asserting <text:span text:style-name="T4">formal associations:</text:span></text:p>
      <text:p text:style-name="P1"/>
      <text:p text:style-name="P1"><text:tab/>x : bool<text:tab/>Asserting that `x` has type `bool`</text:p>
      <text:p text:style-name="P1"><text:tab/>bool : type<text:tab/>Asserting that `bool` has type `type`</text:p>
      <text:p text:style-name="P1"><text:tab/>type : type<text:span text:style-name="T2">1</text:span><text:tab/>Asserting that `type` has type `type<text:span text:style-name="T2">1</text:span>`</text:p>
      <text:p text:style-name="P1"><text:tab/>type<text:span text:style-name="T2">1</text:span> : type<text:span text:style-name="T2">2</text:span><text:tab/>Asserting that <text:span text:style-name="T4">`type</text:span><text:span text:style-name="T3">1</text:span><text:span text:style-name="T4">` has type `type</text:span><text:span text:style-name="T3">2</text:span><text:span text:style-name="T4">`</text:span></text:p>
      <text:p text:style-name="P1"><text:tab/>…</text:p>
      <text:p text:style-name="P1"/>
      <text:p text:style-name="P3">Here, the type of `type` belongs to a larger type universe, called `type<text:span text:style-name="T2">1</text:span>`. Each larger universe belongs to an even larger type universe<text:span text:style-name="T6"><text:reference-ref text:reference-format="text" text:ref-name="1">[3]</text:reference-ref></text:span>, such that i<text:span text:style-name="T12">t becomes</text:span> a countably infinite hierarchy of universes.</text:p>
      <text:p text:style-name="P1"/>
      <text:p text:style-name="P3">This assertion of formal associations happens by construction of programming code of the formal language. <text:span text:style-name="T8">T</text:span>ype universes is a solution to avoid <text:span text:style-name="T8">Girard’s paradox</text:span><text:span text:style-name="T7"><text:reference-ref text:reference-format="text" text:ref-name="2">[4]</text:reference-ref></text:span><text:span text:style-name="T8">.</text:span></text:p>
      <text:p text:style-name="P3"/>
      <text:p text:style-name="P5">The core axiom of path semantics does not require that a type hierarchy to be countably infinite, only that each term `a` in `a : b` is non-circular with respect to its type `b`, `a &gt; b`. However, in a dependent typed language with infinite terms, a finite amount of type universe<text:span text:style-name="T13">s</text:span> leads to Girard’s paradox. This means that <text:span text:style-name="T9">in order to assert formal associations, the type hierarchy must be countably infinite.</text:span></text:p>
      <text:p text:style-name="P5"/>
      <text:p text:style-name="P5">Type universes can be thought of as a kind of negative numbers:</text:p>
      <text:p text:style-name="P5"/>
      <text:p text:style-name="P5"><text:tab/>type<text:span text:style-name="T2">n</text:span> &gt; type<text:span text:style-name="T2">(n+1)</text:span></text:p>
      <text:p text:style-name="P5"/>
      <text:p text:style-name="P5"><text:tab/>-<text:span text:style-name="T9">n &gt; -(n+1)</text:span></text:p>
      <text:p text:style-name="P5"/>
      <text:p text:style-name="P6">Under a hierarchy of formal assoc<text:span text:style-name="T14">i</text:span>ations, the core axiom of path semantics propagates.</text:p>
      <text:p text:style-name="P5"/>
      <text:p text:style-name="P6">For example:</text:p>
      <text:p text:style-name="P6"/>
      <text:p text:style-name="P6"><text:tab/>x = y, x : bool, y : bool (asserting x &gt; bool)<text:tab/>=&gt;</text:p>
      <text:p text:style-name="P6"><text:tab/>bool = bool, bool : type (asserting bool &gt; type) =&gt;</text:p>
      <text:p text:style-name="P6"><text:tab/>type = type, type : type<text:span text:style-name="T2">1</text:span><text:span text:style-name="T10"> (asserting </text:span>type &gt; type<text:span text:style-name="T2">1</text:span><text:span text:style-name="T10">)</text:span> =&gt;</text:p>
      <text:p text:style-name="P6"><text:tab/>type<text:span text:style-name="T2">1</text:span> = type<text:span text:style-name="T2">1</text:span>, type<text:span text:style-name="T2">1</text:span> : type<text:span text:style-name="T2">2 </text:span><text:span text:style-name="T10">(asserting </text:span>type<text:span text:style-name="T2">1</text:span> &gt; type<text:span text:style-name="T2">2</text:span><text:span text:style-name="T10">)</text:span> =&gt;</text:p>
      <text:p text:style-name="P6"><text:tab/>…</text:p>
      <text:p text:style-name="P6"/>
      <text:p text:style-name="P7">In practice, dependent typed theorem provers terminate when they prove two types to be identical.</text:p>
      <text:p text:style-name="P7"><text:line-break/>This is the same as assuming that the path semantical core axiom holds for type hierarc<text:span text:style-name="T14">h</text:span>ies.</text:p>
      <text:p text:style-name="P7">If it did not hold, then dependent typed theorem provers should never terminate.</text:p>
      <text:h text:style-name="P8" text:outline-level="3">References:</text:h>
      <text:p text:style-name="P3"/>
      <text:p text:style-name="P5"><text:reference-mark-start text:name="3"/>[1]<text:reference-mark-end text:name="3"/><text:tab/>“Lifte<text:span text:style-name="T11">d</text:span> Associations”</text:p>
      <text:p text:style-name="P5"><text:tab/>Sven Nilsen, 2019</text:p>
      <text:p text:style-name="P5"><text:tab/><text:a xlink:type="simple" xlink:href="https://github.com/advancedresearch/path_semantics/blob/master/papers-wip/lifted-associations.pdf" text:style-name="Internet_20_link" text:visited-style-name="Visited_20_Internet_20_Link"><text:span text:style-name="T5">https://github.com/advancedresearch/path_semantics/blob/master/papers-wip/lifted-associations.pdf</text:span></text:a></text:p>
      <text:p text:style-name="P4"/>
      <text:p text:style-name="P5"><text:reference-mark-start text:name="4"/>[2]<text:reference-mark-end text:name="4"/><text:tab/>“Path Semantics”</text:p>
      <text:p text:style-name="P5"><text:tab/>Sven Nilsen, 2016-2019</text:p>
      <text:p text:style-name="P5"><text:tab/><text:a xlink:type="simple" xlink:href="https://github.com/advancedresearch/path_semantics/blob/master/papers-wip/path-semantics.pdf" text:style-name="Internet_20_link" text:visited-style-name="Visited_20_Internet_20_Link"><text:span text:style-name="T5">https://github.com/advancedresearch/path_semantics/blob/master/papers-wip/path-semantics.pdf</text:span></text:a></text:p>
      <text:p text:style-name="P4"/>
      <text:p text:style-name="P3"><text:reference-mark-start text:name="1"/>[<text:span text:style-name="T8">3</text:span>]<text:reference-mark-end text:name="1"/><text:tab/>“Universe (mathematics)”</text:p>
      <text:p text:style-name="P3"><text:tab/>Wikipedia</text:p>
      <text:p text:style-name="P3"><text:tab/><text:a xlink:type="simple" xlink:href="https://en.wikipedia.org/wiki/Universe_(mathematics" text:style-name="Internet_20_link" text:visited-style-name="Visited_20_Internet_20_Link"><text:span text:style-name="T5">https://en.wikipedia.org/wiki/Universe_(mathematics</text:span></text:a><text:span text:style-name="T5">)</text:span></text:p>
      <text:p text:style-name="P3"/>
      <text:p text:style-name="P5"><text:reference-mark-start text:name="2"/>[4]<text:reference-mark-end text:name="2"/><text:tab/>“Girard’s paradox”</text:p>
      <text:p text:style-name="P5"><text:tab/>Wikipedia</text:p>
      <text:p text:style-name="P5"><text:tab/><text:a xlink:type="simple" xlink:href="https://en.wikipedia.org/wiki/System_U#Girard's_paradox" text:style-name="Internet_20_link" text:visited-style-name="Visited_20_Internet_20_Link"><text:span text:style-name="T5">https://en.wikipedia.org/wiki/System_U#Girard's_paradox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5:13:23.569177000</meta:creation-date>
    <dc:date>2019-05-15T18:09:53.682549000</dc:date>
    <meta:editing-duration>PT10M52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8" meta:word-count="372" meta:character-count="2506" meta:non-whitespace-character-count="2151"/>
  </office:meta>
</office:document-meta>
</file>